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786cm" fo:min-width="2.216cm"/>
    </style:style>
    <style:style style:name="gr2" style:family="graphic" style:parent-style-name="standard">
      <style:graphic-properties svg:stroke-color="#000000" draw:fill-color="#cc66ff" draw:textarea-horizontal-align="justify" draw:textarea-vertical-align="middle" draw:auto-grow-height="false" fo:min-height="0.43cm" fo:min-width="5.271cm"/>
    </style:style>
    <style:style style:name="gr3" style:family="graphic" style:parent-style-name="standard">
      <style:graphic-properties svg:stroke-color="#000000" draw:fill-color="#99ff99" draw:textarea-horizontal-align="justify" draw:textarea-vertical-align="middle" draw:auto-grow-height="false" fo:min-height="0.431cm" fo:min-width="5.272cm"/>
    </style:style>
    <style:style style:name="gr4" style:family="graphic" style:parent-style-name="standard">
      <style:graphic-properties svg:stroke-color="#000000" draw:fill-color="#99ff99" draw:textarea-horizontal-align="justify" draw:textarea-vertical-align="middle" draw:auto-grow-height="false" fo:min-height="0.43cm" fo:min-width="5.271cm"/>
    </style:style>
    <style:style style:name="gr5" style:family="graphic" style:parent-style-name="standard">
      <style:graphic-properties svg:stroke-color="#000000" draw:fill-color="#ffcc00" draw:textarea-horizontal-align="justify" draw:textarea-vertical-align="middle" draw:auto-grow-height="false" fo:min-height="0.43cm" fo:min-width="5.271cm"/>
    </style:style>
    <style:style style:name="gr6" style:family="graphic" style:parent-style-name="standard">
      <style:graphic-properties svg:stroke-color="#000000" draw:fill-color="#99ffff" draw:textarea-horizontal-align="justify" draw:textarea-vertical-align="middle" draw:auto-grow-height="false" fo:min-height="0.431cm" fo:min-width="5.271cm"/>
    </style:style>
    <style:style style:name="gr7" style:family="graphic" style:parent-style-name="standard">
      <style:graphic-properties svg:stroke-color="#000000" draw:fill-color="#99ff99" draw:textarea-horizontal-align="justify" draw:textarea-vertical-align="middle" draw:auto-grow-height="false" fo:min-height="0.43cm" fo:min-width="5.272cm"/>
    </style:style>
    <style:style style:name="gr8" style:family="graphic" style:parent-style-name="standard">
      <style:graphic-properties svg:stroke-color="#000000" draw:fill-color="#ffcc00" draw:textarea-horizontal-align="justify" draw:textarea-vertical-align="middle" draw:auto-grow-height="false" fo:min-height="0.43cm" fo:min-width="5.272cm"/>
    </style:style>
    <style:style style:name="gr9" style:family="graphic" style:parent-style-name="standard">
      <style:graphic-properties svg:stroke-color="#000000" draw:fill-color="#99ffff" draw:textarea-horizontal-align="justify" draw:textarea-vertical-align="middle" draw:auto-grow-height="false" fo:min-height="0.431cm" fo:min-width="5.272cm"/>
    </style:style>
    <style:style style:name="gr10" style:family="graphic" style:parent-style-name="standard">
      <style:graphic-properties svg:stroke-color="#000000" draw:fill-color="#99ff99" draw:textarea-horizontal-align="justify" draw:textarea-vertical-align="middle" draw:auto-grow-height="false" fo:min-height="0.429cm" fo:min-width="5.272cm"/>
    </style:style>
    <style:style style:name="gr11" style:family="graphic" style:parent-style-name="standard">
      <style:graphic-properties svg:stroke-color="#000000" draw:fill-color="#ffcc00" draw:textarea-horizontal-align="justify" draw:textarea-vertical-align="middle" draw:auto-grow-height="false" fo:min-height="0.431cm" fo:min-width="5.272cm"/>
    </style:style>
    <style:style style:name="gr12" style:family="graphic" style:parent-style-name="standard">
      <style:graphic-properties svg:stroke-color="#000000" draw:fill-color="#99ffff" draw:textarea-horizontal-align="justify" draw:textarea-vertical-align="middle" draw:auto-grow-height="false" fo:min-height="0.43cm" fo:min-width="5.272cm"/>
    </style:style>
    <style:style style:name="gr13" style:family="graphic" style:parent-style-name="standard">
      <style:graphic-properties svg:stroke-color="#000000" draw:fill-color="#99ff99" draw:textarea-horizontal-align="justify" draw:textarea-vertical-align="middle" draw:auto-grow-height="false" fo:min-height="0.429cm" fo:min-width="5.271cm"/>
    </style:style>
    <style:style style:name="gr14" style:family="graphic" style:parent-style-name="standard">
      <style:graphic-properties svg:stroke-color="#000000" draw:fill-color="#cc66ff" draw:textarea-horizontal-align="justify" draw:textarea-vertical-align="middle" draw:auto-grow-height="false" fo:min-height="0.431cm" fo:min-width="5.271cm"/>
    </style:style>
    <style:style style:name="gr15" style:family="graphic" style:parent-style-name="standard">
      <style:graphic-properties svg:stroke-color="#000000" draw:fill-color="#808080" draw:textarea-horizontal-align="justify" draw:textarea-vertical-align="middle" draw:auto-grow-height="false" fo:min-height="0.43cm" fo:min-width="5.271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5.271cm"/>
    </style:style>
    <style:style style:name="gr17" style:family="graphic" style:parent-style-name="standard">
      <style:graphic-properties svg:stroke-color="#000000" draw:fill-color="#ff9999" draw:textarea-horizontal-align="justify" draw:textarea-vertical-align="middle" draw:auto-grow-height="false" fo:min-height="0.43cm" fo:min-width="5.272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43cm" fo:min-width="5.272cm"/>
    </style:style>
    <style:style style:name="gr1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loext:graphic-properties draw:fill-color="#cc66ff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-color="#99ff99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-color="#ffcc00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-color="#99ffff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-color="#808080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-color="#000000"/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-color="#ff9999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716cm" svg:height="2.036cm" draw:transform="rotate (1.5707963267949) translate (1.578cm 10.664cm)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771cm" svg:height="0.68cm" draw:transform="rotate (1.5707963267949) translate (4.994cm 12.192cm)">
          <text:p text:style-name="P1">Conv, Relu, 1x1x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72cm" svg:height="0.681cm" draw:transform="rotate (1.5707963267949) translate (5.88cm 12.192cm)">
          <text:p text:style-name="P1">Conv, Relu, 3x3x36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71cm" svg:height="0.68cm" draw:transform="rotate (1.5707963267949) translate (6.73cm 12.192cm)">
          <text:p text:style-name="P1">Conv, Relu, 3x3x36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71cm" svg:height="0.68cm" draw:transform="rotate (1.5707963267949) translate (7.577cm 12.192cm)">
          <text:p text:style-name="P1">3x3 Max Pool r=2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5.771cm" svg:height="0.681cm" draw:transform="rotate (1.5707963267949) translate (8.425cm 12.192cm)">
          <text:p text:style-name="P1">Dropout 0.5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771cm" svg:height="0.68cm" draw:transform="rotate (1.5707963267949) translate (10.454cm 12.192cm)">
          <text:p text:style-name="P1">Conv, Relu, 3x3x7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772cm" svg:height="0.68cm" draw:transform="rotate (1.5707963267949) translate (11.304cm 12.192cm)">
          <text:p text:style-name="P1">Conv, Relu, 3x3x72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772cm" svg:height="0.68cm" draw:transform="rotate (1.5707963267949) translate (12.151cm 12.192cm)">
          <text:p text:style-name="P1">3x3 Max Pool r=2</text:p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layout" svg:width="5.772cm" svg:height="0.681cm" draw:transform="rotate (1.5707963267949) translate (12.999cm 12.192cm)">
          <text:p text:style-name="P1">Dropout 0.5</text:p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5.772cm" svg:height="0.679cm" draw:transform="rotate (1.5707963267949) translate (14.997cm 12.192cm)">
          <text:p text:style-name="P1">Conv, Relu, 3x3x72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772cm" svg:height="0.681cm" draw:transform="rotate (1.5707963267949) translate (15.843cm 12.192cm)">
          <text:p text:style-name="P1">3x3 Max Pool r=2</text:p>
          <draw:enhanced-geometry svg:viewBox="0 0 21600 21600" draw:type="rectangle" draw:enhanced-path="M 0 0 L 21600 0 21600 21600 0 21600 0 0 Z N"/>
        </draw:custom-shape>
        <draw:custom-shape draw:style-name="gr12" draw:text-style-name="P5" xml:id="id7" draw:id="id7" draw:layer="layout" svg:width="5.772cm" svg:height="0.68cm" draw:transform="rotate (1.5707963267949) translate (16.692cm 12.192cm)">
          <text:p text:style-name="P1">Dropout 0.5</text:p>
          <draw:enhanced-geometry svg:viewBox="0 0 21600 21600" draw:type="rectangle" draw:enhanced-path="M 0 0 L 21600 0 21600 21600 0 21600 0 0 Z N"/>
        </draw:custom-shape>
        <draw:custom-shape draw:style-name="gr13" draw:text-style-name="P3" xml:id="id8" draw:id="id8" draw:layer="layout" svg:width="5.771cm" svg:height="0.679cm" draw:transform="rotate (1.5707963267949) translate (18.62cm 12.192cm)">
          <text:p text:style-name="P1">Conv, Relu, 3x3x7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71cm" svg:height="0.68cm" draw:transform="rotate (1.5707963267949) translate (19.469cm 12.192cm)">
          <text:p text:style-name="P1">Conv, Relu, 1x1x72</text:p>
          <draw:enhanced-geometry svg:viewBox="0 0 21600 21600" draw:type="rectangle" draw:enhanced-path="M 0 0 L 21600 0 21600 21600 0 21600 0 0 Z N"/>
        </draw:custom-shape>
        <draw:custom-shape draw:style-name="gr14" draw:text-style-name="P2" xml:id="id9" draw:id="id9" draw:layer="layout" svg:width="5.771cm" svg:height="0.681cm" draw:transform="rotate (1.5707963267949) translate (20.317cm 12.192cm)">
          <text:p text:style-name="P1">Conv, Relu, 1x1x43</text:p>
          <draw:enhanced-geometry svg:viewBox="0 0 21600 21600" draw:type="rectangle" draw:enhanced-path="M 0 0 L 21600 0 21600 21600 0 21600 0 0 Z N"/>
        </draw:custom-shape>
        <draw:custom-shape draw:style-name="gr15" draw:text-style-name="P6" xml:id="id10" draw:id="id10" draw:layer="layout" svg:width="5.771cm" svg:height="0.68cm" draw:transform="rotate (1.5707963267949) translate (21.975cm 12.192cm)">
          <text:p text:style-name="P1">Global Average</text:p>
          <draw:enhanced-geometry svg:viewBox="0 0 21600 21600" draw:type="rectangle" draw:enhanced-path="M 0 0 L 21600 0 21600 21600 0 21600 0 0 Z N"/>
        </draw:custom-shape>
        <draw:custom-shape draw:style-name="gr16" draw:text-style-name="P7" xml:id="id11" draw:id="id11" draw:layer="layout" svg:width="5.771cm" svg:height="0.68cm" draw:transform="rotate (1.5707963267949) translate (22.822cm 12.192cm)">
          <text:p text:style-name="P1">Flatten</text:p>
          <draw:enhanced-geometry svg:viewBox="0 0 21600 21600" draw:type="rectangle" draw:enhanced-path="M 0 0 L 21600 0 21600 21600 0 21600 0 0 Z N"/>
        </draw:custom-shape>
        <draw:custom-shape draw:style-name="gr17" draw:text-style-name="P8" xml:id="id12" draw:id="id12" draw:layer="layout" svg:width="5.772cm" svg:height="0.68cm" draw:transform="rotate (1.5707963267949) translate (24.252cm 12.192cm)">
          <text:p text:style-name="P1">Softmax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772cm" svg:height="0.68cm" draw:transform="rotate (1.5707963267949) translate (25.921cm 12.192cm)">
          <text:p text:style-name="P1">Prediction</text:p>
          <draw:enhanced-geometry svg:viewBox="0 0 21600 21600" draw:type="rectangle" draw:enhanced-path="M 0 0 L 21600 0 21600 21600 0 21600 0 0 Z N"/>
        </draw:custom-shape>
        <draw:connector draw:style-name="gr19" draw:text-style-name="P10" draw:layer="layout" svg:x1="3.614cm" svg:y1="9.306cm" svg:x2="4.994cm" svg:y2="9.307cm" draw:start-shape="id1" draw:start-glue-point="2" draw:end-shape="id2" svg:d="M3614 9306h690v1h690" svg:viewBox="0 0 1381 2">
          <text:p/>
        </draw:connector>
        <draw:connector draw:style-name="gr19" draw:text-style-name="P10" draw:layer="layout" svg:x1="9.106cm" svg:y1="9.307cm" svg:x2="10.454cm" svg:y2="9.307cm" draw:start-shape="id3" draw:start-glue-point="2" draw:end-shape="id4" draw:end-glue-point="0" svg:d="M9106 9307h1348" svg:viewBox="0 0 1349 1">
          <text:p/>
        </draw:connector>
        <draw:connector draw:style-name="gr19" draw:text-style-name="P10" draw:layer="layout" svg:x1="13.68cm" svg:y1="9.306cm" svg:x2="14.997cm" svg:y2="9.306cm" draw:start-shape="id5" draw:start-glue-point="2" draw:end-shape="id6" draw:end-glue-point="0" svg:d="M13680 9306h1317" svg:viewBox="0 0 1318 1">
          <text:p/>
        </draw:connector>
        <draw:connector draw:style-name="gr19" draw:text-style-name="P10" draw:layer="layout" svg:x1="17.372cm" svg:y1="9.306cm" svg:x2="18.62cm" svg:y2="9.307cm" draw:start-shape="id7" draw:start-glue-point="2" draw:end-shape="id8" draw:end-glue-point="0" svg:d="M17372 9306h624v1h624" svg:viewBox="0 0 1249 2">
          <text:p/>
        </draw:connector>
        <draw:connector draw:style-name="gr19" draw:text-style-name="P10" draw:layer="layout" svg:x1="20.998cm" svg:y1="9.307cm" svg:x2="21.975cm" svg:y2="9.307cm" draw:start-shape="id9" draw:start-glue-point="2" draw:end-shape="id10" draw:end-glue-point="0" svg:d="M20998 9307h977" svg:viewBox="0 0 978 1">
          <text:p/>
        </draw:connector>
        <draw:connector draw:style-name="gr19" draw:text-style-name="P10" draw:layer="layout" svg:x1="23.502cm" svg:y1="9.307cm" svg:x2="24.252cm" svg:y2="9.306cm" draw:start-shape="id11" draw:start-glue-point="2" draw:end-shape="id12" draw:end-glue-point="0" svg:d="M23502 9307h375v-1h375" svg:viewBox="0 0 751 2">
          <text:p/>
        </draw:connector>
        <draw:connector draw:style-name="gr19" draw:text-style-name="P10" draw:layer="layout" svg:x1="24.932cm" svg:y1="9.306cm" svg:x2="25.921cm" svg:y2="9.306cm" draw:start-shape="id12" draw:start-glue-point="2" draw:end-shape="id13" draw:end-glue-point="0" svg:d="M24932 9306h989" svg:viewBox="0 0 990 1">
          <text:p/>
        </draw:connector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9:06:36.845009150</meta:creation-date>
    <dc:date>2017-03-05T19:50:15.199213978</dc:date>
    <meta:editing-duration>PT39M26S</meta:editing-duration>
    <meta:editing-cycles>9</meta:editing-cycles>
    <meta:generator>LibreOffice/5.1.6.2$Linux_X86_64 LibreOffice_project/10m0$Build-2</meta:generator>
    <meta:document-statistic meta:object-count="50"/>
  </office:meta>
</office:document-meta>
</file>